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InInitializer.callInCl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ConfigurationWithExceptionInInitializer.simpleFactoryBean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actoryBean.SimpleFactoryBean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MethodConfiguration.simpleFactoryBean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Configur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ssiveFactoryBeanInstantiationTests.beanMethod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ssiveFactoryBeanInstantiationTests.directlyRegistered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Configuration.autowir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ssiveFactoryBeanInstantiationTests.checkLinkage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